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8.791cm" table:align="left"/>
    </style:style>
    <style:style style:name="Table1.A" style:family="table-column">
      <style:table-column-properties style:column-width="0.425cm"/>
    </style:style>
    <style:style style:name="Table1.B" style:family="table-column">
      <style:table-column-properties style:column-width="2.159cm"/>
    </style:style>
    <style:style style:name="Table1.C" style:family="table-column">
      <style:table-column-properties style:column-width="6.207cm"/>
    </style:style>
    <style:style style:name="Table1.A1" style:family="table-cell">
      <style:table-cell-properties style:vertical-align="middle" fo:padding="0.049cm" fo:border="none"/>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fc2c7" officeooo:paragraph-rsid="001fc2c7"/>
    </style:style>
    <style:style style:name="P2" style:family="paragraph" style:parent-style-name="Standard">
      <style:text-properties fo:font-weight="bold" officeooo:rsid="001fc2c7" officeooo:paragraph-rsid="001fc2c7" style:font-weight-asian="bold" style:font-weight-complex="bold"/>
    </style:style>
    <style:style style:name="P3" style:family="paragraph" style:parent-style-name="Standard">
      <style:text-properties fo:font-weight="bold" officeooo:rsid="00239d69" officeooo:paragraph-rsid="00239d69" style:font-weight-asian="bold" style:font-weight-complex="bold"/>
    </style:style>
    <style:style style:name="P4" style:family="paragraph" style:parent-style-name="Standard">
      <style:text-properties fo:font-weight="bold" officeooo:rsid="00258e76" officeooo:paragraph-rsid="00258e76" style:font-weight-asian="bold" style:font-weight-complex="bold"/>
    </style:style>
    <style:style style:name="P5" style:family="paragraph" style:parent-style-name="Standard">
      <style:text-properties fo:font-weight="bold" officeooo:rsid="0028b4ee" officeooo:paragraph-rsid="0028b4ee" style:font-weight-asian="bold" style:font-weight-complex="bold"/>
    </style:style>
    <style:style style:name="P6" style:family="paragraph" style:parent-style-name="Standard">
      <style:text-properties fo:font-weight="bold" officeooo:rsid="0029e5ab" officeooo:paragraph-rsid="0029e5ab" style:font-weight-asian="bold" style:font-weight-complex="bold"/>
    </style:style>
    <style:style style:name="P7" style:family="paragraph" style:parent-style-name="Standard">
      <style:text-properties fo:font-weight="bold" officeooo:rsid="002a1198" officeooo:paragraph-rsid="002a1198" style:font-weight-asian="bold" style:font-weight-complex="bold"/>
    </style:style>
    <style:style style:name="P8" style:family="paragraph" style:parent-style-name="Standard">
      <style:text-properties fo:font-weight="bold" officeooo:rsid="002f468e" officeooo:paragraph-rsid="002f468e" style:font-weight-asian="bold" style:font-weight-complex="bold"/>
    </style:style>
    <style:style style:name="P9" style:family="paragraph" style:parent-style-name="Standard">
      <style:text-properties fo:font-weight="bold" officeooo:rsid="002f4f8b" officeooo:paragraph-rsid="002f4f8b" style:font-weight-asian="bold" style:font-weight-complex="bold"/>
    </style:style>
    <style:style style:name="P10" style:family="paragraph" style:parent-style-name="Standard">
      <style:text-properties fo:font-weight="bold" officeooo:rsid="003108eb" officeooo:paragraph-rsid="003108eb" style:font-weight-asian="bold" style:font-weight-complex="bold"/>
    </style:style>
    <style:style style:name="P11" style:family="paragraph" style:parent-style-name="Standard">
      <style:text-properties fo:font-weight="bold" officeooo:rsid="0034c44d" officeooo:paragraph-rsid="0034c44d" style:font-weight-asian="bold" style:font-weight-complex="bold"/>
    </style:style>
    <style:style style:name="P12" style:family="paragraph" style:parent-style-name="Standard">
      <style:text-properties fo:font-weight="bold" officeooo:rsid="00353f91" officeooo:paragraph-rsid="00353f91" style:font-weight-asian="bold" style:font-weight-complex="bold"/>
    </style:style>
    <style:style style:name="P13" style:family="paragraph" style:parent-style-name="Standard">
      <style:text-properties fo:font-weight="bold" officeooo:rsid="0035a29c" officeooo:paragraph-rsid="0035a29c" style:font-weight-asian="bold" style:font-weight-complex="bold"/>
    </style:style>
    <style:style style:name="P14" style:family="paragraph" style:parent-style-name="Standard">
      <style:text-properties fo:font-weight="bold" officeooo:rsid="0037d213" officeooo:paragraph-rsid="0037d213" style:font-weight-asian="bold" style:font-weight-complex="bold"/>
    </style:style>
    <style:style style:name="P15" style:family="paragraph" style:parent-style-name="Standard">
      <style:text-properties fo:font-weight="bold" officeooo:rsid="003cd01d" officeooo:paragraph-rsid="003cd01d" style:font-weight-asian="bold" style:font-weight-complex="bold"/>
    </style:style>
    <style:style style:name="P16" style:family="paragraph" style:parent-style-name="Standard">
      <style:text-properties fo:font-weight="bold" officeooo:rsid="003fd39f" officeooo:paragraph-rsid="003fd39f" style:font-weight-asian="bold" style:font-weight-complex="bold"/>
    </style:style>
    <style:style style:name="P17" style:family="paragraph" style:parent-style-name="Standard">
      <style:text-properties fo:font-weight="normal" officeooo:rsid="001fc2c7" officeooo:paragraph-rsid="001fc2c7" style:font-weight-asian="normal" style:font-weight-complex="normal"/>
    </style:style>
    <style:style style:name="P18" style:family="paragraph" style:parent-style-name="Standard">
      <style:text-properties fo:font-weight="normal" officeooo:rsid="002a1198" officeooo:paragraph-rsid="002a1198" style:font-weight-asian="normal" style:font-weight-complex="normal"/>
    </style:style>
    <style:style style:name="P19" style:family="paragraph" style:parent-style-name="Standard">
      <style:text-properties fo:font-weight="normal" officeooo:rsid="002afe6f" officeooo:paragraph-rsid="002afe6f" style:font-weight-asian="normal" style:font-weight-complex="normal"/>
    </style:style>
    <style:style style:name="P20" style:family="paragraph" style:parent-style-name="Standard">
      <style:text-properties fo:font-weight="normal" officeooo:rsid="002ceba6" officeooo:paragraph-rsid="002ceba6" style:font-weight-asian="normal" style:font-weight-complex="normal"/>
    </style:style>
    <style:style style:name="P21" style:family="paragraph" style:parent-style-name="Standard">
      <style:text-properties fo:font-weight="normal" officeooo:rsid="002f468e" officeooo:paragraph-rsid="002f468e" style:font-weight-asian="normal" style:font-weight-complex="normal"/>
    </style:style>
    <style:style style:name="P22" style:family="paragraph" style:parent-style-name="Standard">
      <style:text-properties fo:font-weight="normal" officeooo:rsid="002f4f8b" officeooo:paragraph-rsid="002f4f8b" style:font-weight-asian="normal" style:font-weight-complex="normal"/>
    </style:style>
    <style:style style:name="P23" style:family="paragraph" style:parent-style-name="Standard">
      <style:text-properties fo:font-weight="normal" officeooo:rsid="0032f438" officeooo:paragraph-rsid="0032f438" style:font-weight-asian="normal" style:font-weight-complex="normal"/>
    </style:style>
    <style:style style:name="P24" style:family="paragraph" style:parent-style-name="Standard">
      <style:text-properties fo:font-weight="normal" officeooo:rsid="00258e76" officeooo:paragraph-rsid="00258e76" style:font-weight-asian="normal" style:font-weight-complex="normal"/>
    </style:style>
    <style:style style:name="P25" style:family="paragraph" style:parent-style-name="Standard">
      <style:text-properties fo:font-weight="normal" officeooo:rsid="0028b4ee" officeooo:paragraph-rsid="0028b4ee" style:font-weight-asian="normal" style:font-weight-complex="normal"/>
    </style:style>
    <style:style style:name="P26" style:family="paragraph" style:parent-style-name="Standard">
      <style:text-properties fo:font-weight="normal" officeooo:rsid="0026dd0a" officeooo:paragraph-rsid="0026dd0a" style:font-weight-asian="normal" style:font-weight-complex="normal"/>
    </style:style>
    <style:style style:name="P27" style:family="paragraph" style:parent-style-name="Standard">
      <style:text-properties fo:font-weight="normal" officeooo:rsid="0033e557" officeooo:paragraph-rsid="002f4f8b" style:font-weight-asian="normal" style:font-weight-complex="normal"/>
    </style:style>
    <style:style style:name="P28" style:family="paragraph" style:parent-style-name="Standard">
      <style:text-properties fo:font-weight="normal" officeooo:rsid="0037d213" officeooo:paragraph-rsid="0037d213" style:font-weight-asian="normal" style:font-weight-complex="normal"/>
    </style:style>
    <style:style style:name="P29" style:family="paragraph" style:parent-style-name="Standard">
      <style:text-properties fo:font-weight="normal" officeooo:rsid="003cd01d" officeooo:paragraph-rsid="003cd01d" style:font-weight-asian="normal" style:font-weight-complex="normal"/>
    </style:style>
    <style:style style:name="P30" style:family="paragraph" style:parent-style-name="Standard">
      <style:text-properties fo:font-weight="normal" officeooo:paragraph-rsid="001fc2c7"/>
    </style:style>
    <style:style style:name="P31" style:family="paragraph" style:parent-style-name="Standard">
      <style:text-properties fo:font-weight="normal" officeooo:rsid="001fc2c7" officeooo:paragraph-rsid="001fc2c7"/>
    </style:style>
    <style:style style:name="P32" style:family="paragraph" style:parent-style-name="Standard">
      <style:text-properties officeooo:paragraph-rsid="001fc2c7"/>
    </style:style>
    <style:style style:name="P33" style:family="paragraph" style:parent-style-name="Standard">
      <style:text-properties officeooo:paragraph-rsid="0021418b"/>
    </style:style>
    <style:style style:name="P34" style:family="paragraph" style:parent-style-name="Standard">
      <style:text-properties officeooo:paragraph-rsid="0021ede0"/>
    </style:style>
    <style:style style:name="P35" style:family="paragraph" style:parent-style-name="Standard">
      <style:text-properties officeooo:rsid="00239d69" officeooo:paragraph-rsid="00239d69"/>
    </style:style>
    <style:style style:name="P36" style:family="paragraph" style:parent-style-name="Standard">
      <style:text-properties officeooo:paragraph-rsid="00239d69"/>
    </style:style>
    <style:style style:name="P37" style:family="paragraph" style:parent-style-name="Standard">
      <style:text-properties officeooo:rsid="00258e76" officeooo:paragraph-rsid="00258e76"/>
    </style:style>
    <style:style style:name="P38" style:family="paragraph" style:parent-style-name="Standard">
      <style:text-properties officeooo:rsid="0026dd0a" officeooo:paragraph-rsid="0026dd0a"/>
    </style:style>
    <style:style style:name="P39" style:family="paragraph" style:parent-style-name="Standard">
      <style:text-properties officeooo:paragraph-rsid="0026dd0a"/>
    </style:style>
    <style:style style:name="P40" style:family="paragraph" style:parent-style-name="Standard">
      <style:text-properties officeooo:rsid="0028b4ee" officeooo:paragraph-rsid="0028b4ee"/>
    </style:style>
    <style:style style:name="P41" style:family="paragraph" style:parent-style-name="Standard">
      <style:text-properties officeooo:rsid="0029e5ab" officeooo:paragraph-rsid="0029e5ab"/>
    </style:style>
    <style:style style:name="P42" style:family="paragraph" style:parent-style-name="Standard">
      <style:text-properties officeooo:paragraph-rsid="002f4f8b"/>
    </style:style>
    <style:style style:name="P43" style:family="paragraph" style:parent-style-name="Standard">
      <style:text-properties officeooo:paragraph-rsid="003108eb"/>
    </style:style>
    <style:style style:name="P44" style:family="paragraph" style:parent-style-name="Standard">
      <style:text-properties officeooo:paragraph-rsid="0034c44d"/>
    </style:style>
    <style:style style:name="P45" style:family="paragraph" style:parent-style-name="Standard">
      <style:text-properties officeooo:paragraph-rsid="00353f91"/>
    </style:style>
    <style:style style:name="P46" style:family="paragraph" style:parent-style-name="Standard">
      <style:text-properties officeooo:rsid="00353f91" officeooo:paragraph-rsid="00353f91"/>
    </style:style>
    <style:style style:name="P47" style:family="paragraph" style:parent-style-name="Standard">
      <style:text-properties officeooo:paragraph-rsid="00372c2f"/>
    </style:style>
    <style:style style:name="P48" style:family="paragraph" style:parent-style-name="Standard">
      <style:text-properties officeooo:rsid="0037b275" officeooo:paragraph-rsid="0037b275"/>
    </style:style>
    <style:style style:name="P49" style:family="paragraph" style:parent-style-name="Standard">
      <style:text-properties officeooo:paragraph-rsid="003fd39f"/>
    </style:style>
    <style:style style:name="P50" style:family="paragraph" style:parent-style-name="Text_20_body">
      <style:text-properties officeooo:rsid="0026dd0a" officeooo:paragraph-rsid="0026dd0a"/>
    </style:style>
    <style:style style:name="P51" style:family="paragraph" style:parent-style-name="Text_20_body">
      <style:text-properties fo:font-weight="bold" officeooo:rsid="0028b4ee" officeooo:paragraph-rsid="0028b4ee" style:font-weight-asian="bold" style:font-weight-complex="bold"/>
    </style:style>
    <style:style style:name="P52" style:family="paragraph" style:parent-style-name="Text_20_body">
      <style:text-properties officeooo:paragraph-rsid="002f468e"/>
    </style:style>
    <style:style style:name="P53" style:family="paragraph" style:parent-style-name="Text_20_body">
      <style:text-properties officeooo:paragraph-rsid="003fd39f"/>
    </style:style>
    <style:style style:name="P54" style:family="paragraph" style:parent-style-name="Text_20_body">
      <style:text-properties fo:color="#000000" officeooo:paragraph-rsid="003fd39f"/>
    </style:style>
    <style:style style:name="P55" style:family="paragraph" style:parent-style-name="Heading_20_2">
      <style:text-properties officeooo:rsid="0026dd0a" officeooo:paragraph-rsid="0026dd0a"/>
    </style:style>
    <style:style style:name="P56" style:family="paragraph" style:parent-style-name="Heading_20_2">
      <style:text-properties fo:font-size="12pt" style:font-size-asian="12pt" style:font-size-complex="12pt"/>
    </style:style>
    <style:style style:name="P57" style:family="paragraph" style:parent-style-name="Heading_20_2">
      <style:text-properties fo:font-size="12pt" officeooo:rsid="0026dd0a" officeooo:paragraph-rsid="0026dd0a" style:font-size-asian="12pt" style:font-size-complex="12pt"/>
    </style:style>
    <style:style style:name="P58" style:family="paragraph" style:parent-style-name="Heading_20_2">
      <style:text-properties fo:font-size="12pt" officeooo:paragraph-rsid="002928c6" style:font-size-asian="12pt" style:font-size-complex="12pt"/>
    </style:style>
    <style:style style:name="P59" style:family="paragraph" style:parent-style-name="Heading_20_3">
      <style:text-properties officeooo:rsid="0026dd0a" officeooo:paragraph-rsid="0026dd0a"/>
    </style:style>
    <style:style style:name="P60" style:family="paragraph" style:parent-style-name="Preformatted_20_Text">
      <style:text-properties fo:font-weight="normal" officeooo:rsid="002ceba6" officeooo:paragraph-rsid="002ceba6" style:font-weight-asian="normal" style:font-weight-complex="normal"/>
    </style:style>
    <style:style style:name="P61" style:family="paragraph" style:parent-style-name="Preformatted_20_Text">
      <style:text-properties officeooo:rsid="00353f91" officeooo:paragraph-rsid="00353f91"/>
    </style:style>
    <style:style style:name="P62" style:family="paragraph" style:parent-style-name="Preformatted_20_Text">
      <style:paragraph-properties fo:margin-top="0cm" fo:margin-bottom="0.499cm" style:contextual-spacing="false"/>
    </style:style>
    <style:style style:name="P63" style:family="paragraph" style:parent-style-name="Preformatted_20_Text">
      <style:paragraph-properties fo:margin-top="0cm" fo:margin-bottom="0.499cm" style:contextual-spacing="false"/>
      <style:text-properties officeooo:paragraph-rsid="002928c6"/>
    </style:style>
    <style:style style:name="P64" style:family="paragraph" style:parent-style-name="Heading_20_1">
      <style:text-properties fo:font-size="12pt" officeooo:paragraph-rsid="003fd39f" style:font-size-asian="12pt" style:font-size-complex="12pt"/>
    </style:style>
    <style:style style:name="P65" style:family="paragraph" style:parent-style-name="Standard">
      <style:text-properties fo:color="#0000cd" officeooo:paragraph-rsid="003fd39f"/>
    </style:style>
    <style:style style:name="P66" style:family="paragraph" style:parent-style-name="Standard">
      <style:text-properties officeooo:rsid="0037b275" officeooo:paragraph-rsid="0037b275"/>
    </style:style>
    <style:style style:name="P67" style:family="paragraph" style:parent-style-name="Standard">
      <style:text-properties officeooo:rsid="0046bda2" officeooo:paragraph-rsid="0046bda2"/>
    </style:style>
    <style:style style:name="P68" style:family="paragraph" style:parent-style-name="Text_20_body" style:list-style-name="L1">
      <style:text-properties officeooo:paragraph-rsid="002fe990"/>
    </style:style>
    <style:style style:name="P69" style:family="paragraph" style:parent-style-name="Text_20_body" style:list-style-name="L2"/>
    <style:style style:name="P70" style:family="paragraph" style:parent-style-name="Text_20_body" style:list-style-name="L2">
      <style:paragraph-properties fo:margin-top="0cm" fo:margin-bottom="0cm" style:contextual-spacing="false"/>
    </style:style>
    <style:style style:name="P71" style:family="paragraph" style:parent-style-name="Text_20_body" style:list-style-name="L2">
      <style:paragraph-properties fo:margin-top="0cm" fo:margin-bottom="0cm" style:contextual-spacing="false"/>
      <style:text-properties officeooo:paragraph-rsid="00394bc2"/>
    </style:style>
    <style:style style:name="P72" style:family="paragraph" style:parent-style-name="Preformatted_20_Text">
      <style:text-properties officeooo:rsid="0046bda2" officeooo:paragraph-rsid="0046bda2"/>
    </style:style>
    <style:style style:name="P73" style:family="paragraph" style:parent-style-name="Preformatted_20_Text">
      <style:paragraph-properties fo:margin-top="0cm" fo:margin-bottom="0.499cm" style:contextual-spacing="false"/>
    </style:style>
    <style:style style:name="P74" style:family="paragraph" style:parent-style-name="Table_20_Contents">
      <style:text-properties officeooo:rsid="0046bda2" officeooo:paragraph-rsid="0046bda2"/>
    </style:style>
    <style:style style:name="T1" style:family="text">
      <style:text-properties fo:font-weight="normal" style:font-weight-asian="normal" style:font-weight-complex="normal"/>
    </style:style>
    <style:style style:name="T2" style:family="text">
      <style:text-properties fo:font-weight="normal" officeooo:rsid="001fc2c7" style:font-weight-asian="normal" style:font-weight-complex="normal"/>
    </style:style>
    <style:style style:name="T3" style:family="text">
      <style:text-properties fo:font-weight="normal" officeooo:rsid="0021418b" style:font-weight-asian="normal" style:font-weight-complex="normal"/>
    </style:style>
    <style:style style:name="T4" style:family="text">
      <style:text-properties fo:font-weight="normal" officeooo:rsid="0021ede0" style:font-weight-asian="normal" style:font-weight-complex="normal"/>
    </style:style>
    <style:style style:name="T5" style:family="text">
      <style:text-properties fo:font-weight="normal" officeooo:rsid="0026dd0a" style:font-weight-asian="normal" style:font-weight-complex="normal"/>
    </style:style>
    <style:style style:name="T6" style:family="text">
      <style:text-properties fo:font-weight="normal" officeooo:rsid="002ceba6" style:font-weight-asian="normal" style:font-weight-complex="normal"/>
    </style:style>
    <style:style style:name="T7" style:family="text">
      <style:text-properties fo:font-weight="normal" officeooo:rsid="002f468e" style:font-weight-asian="normal" style:font-weight-complex="normal"/>
    </style:style>
    <style:style style:name="T8" style:family="text">
      <style:text-properties fo:font-weight="normal" officeooo:rsid="003108eb" style:font-weight-asian="normal" style:font-weight-complex="normal"/>
    </style:style>
    <style:style style:name="T9" style:family="text">
      <style:text-properties fo:font-weight="normal" officeooo:rsid="0033c10a" style:font-weight-asian="normal" style:font-weight-complex="normal"/>
    </style:style>
    <style:style style:name="T10" style:family="text">
      <style:text-properties fo:font-weight="normal" officeooo:rsid="0033e557" style:font-weight-asian="normal" style:font-weight-complex="normal"/>
    </style:style>
    <style:style style:name="T11" style:family="text">
      <style:text-properties fo:font-weight="normal" officeooo:rsid="0034c44d" style:font-weight-asian="normal" style:font-weight-complex="normal"/>
    </style:style>
    <style:style style:name="T12" style:family="text">
      <style:text-properties fo:font-weight="normal" officeooo:rsid="00372c2f" style:font-weight-asian="normal" style:font-weight-complex="normal"/>
    </style:style>
    <style:style style:name="T13" style:family="text">
      <style:text-properties fo:font-weight="normal" officeooo:rsid="0037d213" style:font-weight-asian="normal" style:font-weight-complex="normal"/>
    </style:style>
    <style:style style:name="T14" style:family="text">
      <style:text-properties fo:font-weight="normal" officeooo:rsid="003a8bc6" style:font-weight-asian="normal" style:font-weight-complex="normal"/>
    </style:style>
    <style:style style:name="T15" style:family="text">
      <style:text-properties fo:font-weight="normal" officeooo:rsid="003fd39f" style:font-weight-asian="normal" style:font-weight-complex="normal"/>
    </style:style>
    <style:style style:name="T16" style:family="text">
      <style:text-properties fo:font-weight="bold"/>
    </style:style>
    <style:style style:name="T17" style:family="text">
      <style:text-properties fo:font-weight="bold" style:font-weight-asian="bold" style:font-weight-complex="bold"/>
    </style:style>
    <style:style style:name="T18" style:family="text">
      <style:text-properties fo:font-weight="bold" officeooo:rsid="0021418b" style:font-weight-asian="bold" style:font-weight-complex="bold"/>
    </style:style>
    <style:style style:name="T19" style:family="text">
      <style:text-properties fo:font-weight="bold" officeooo:rsid="002f4f8b" style:font-weight-asian="bold" style:font-weight-complex="bold"/>
    </style:style>
    <style:style style:name="T20" style:family="text">
      <style:text-properties fo:font-weight="bold" officeooo:rsid="0034c44d" style:font-weight-asian="bold" style:font-weight-complex="bold"/>
    </style:style>
    <style:style style:name="T21" style:family="text">
      <style:text-properties fo:font-weight="bold" officeooo:rsid="001fc2c7" style:font-weight-asian="normal" style:font-weight-complex="normal"/>
    </style:style>
    <style:style style:name="T22" style:family="text">
      <style:text-properties fo:font-weight="bold" officeooo:rsid="0021418b" style:font-weight-asian="normal" style:font-weight-complex="normal"/>
    </style:style>
    <style:style style:name="T23" style:family="text">
      <style:text-properties fo:font-weight="bold" officeooo:rsid="002f468e" style:font-weight-asian="normal" style:font-weight-complex="normal"/>
    </style:style>
    <style:style style:name="T24" style:family="text">
      <style:text-properties style:font-weight-asian="normal" style:font-weight-complex="normal"/>
    </style:style>
    <style:style style:name="T25" style:family="text">
      <style:text-properties officeooo:rsid="001fc2c7" style:font-weight-asian="normal" style:font-weight-complex="normal"/>
    </style:style>
    <style:style style:name="T26" style:family="text">
      <style:text-properties officeooo:rsid="0021418b" style:font-weight-asian="normal" style:font-weight-complex="normal"/>
    </style:style>
    <style:style style:name="T27" style:family="text">
      <style:text-properties officeooo:rsid="00239d69"/>
    </style:style>
    <style:style style:name="T28" style:family="text">
      <style:text-properties officeooo:rsid="0026dd0a"/>
    </style:style>
    <style:style style:name="T29" style:family="text">
      <style:text-properties officeooo:rsid="002e3034"/>
    </style:style>
    <style:style style:name="T30" style:family="text">
      <style:text-properties officeooo:rsid="002f4f8b"/>
    </style:style>
    <style:style style:name="T31" style:family="text">
      <style:text-properties officeooo:rsid="00337ca9"/>
    </style:style>
    <style:style style:name="T32" style:family="text">
      <style:text-properties officeooo:rsid="0034c44d"/>
    </style:style>
    <style:style style:name="T33" style:family="text">
      <style:text-properties officeooo:rsid="003a0d5c"/>
    </style:style>
    <style:style style:name="T34" style:family="text">
      <style:text-properties officeooo:rsid="003e9e18"/>
    </style:style>
    <style:style style:name="T35" style:family="text">
      <style:text-properties fo:color="#a52a2a"/>
    </style:style>
    <style:style style:name="T36" style:family="text">
      <style:text-properties fo:color="#0000cd"/>
    </style:style>
    <style:style style:name="T37" style:family="text">
      <style:text-properties fo:color="#ff0000"/>
    </style:style>
    <style:style style:name="T38" style:family="text">
      <style:text-properties fo:font-size="12pt" style:font-size-asian="12pt" style:font-size-complex="12pt"/>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tab/><text:tab/><text:tab/><text:tab/>ANGULAR JS:</text:p>
      <text:p text:style-name="P2"/>
      <text:p text:style-name="P17"><text:s/><text:span text:style-name="T34">J</text:span>avascript framework , single page application.</text:p>
      <text:p text:style-name="P32"><text:span text:style-name="T2">Developed in 2009 </text:span>by Misko Hevery and Adam Abrons<text:span text:style-name="T17">.</text:span></text:p>
      <text:p text:style-name="P32">It is now maintained by Google. Its latest version is 1.4.3.</text:p>
      <text:p text:style-name="P32"/>
      <text:p text:style-name="P32"><text:a xlink:type="simple" xlink:href="https://www.tutorialspoint.com/angularjs/index.htm"><text:span text:style-name="T28">https://www.tutorialspoint.com/angularjs/index.htm</text:span></text:a></text:p>
      <text:p text:style-name="P32"/>
      <text:p text:style-name="P2">Core Features:</text:p>
      <text:p text:style-name="P1"/>
      <text:p text:style-name="P30"><text:span text:style-name="T25">1.</text:span><text:span text:style-name="T16">Data-binding – </text:span><text:span text:style-name="T25">sync between model and view</text:span></text:p>
      <text:p text:style-name="P30"><text:span text:style-name="T25">2.</text:span><text:span text:style-name="T16">Scope</text:span><text:span text:style-name="T21"> – </text:span><text:span text:style-name="T25">connection between model and view</text:span></text:p>
      <text:p text:style-name="P31"><text:span text:style-name="T24">3.</text:span><text:span text:style-name="T17">controller – </text:span><text:span text:style-name="T24">javascript function contains bussiness logic</text:span></text:p>
      <text:p text:style-name="P31"><text:span text:style-name="T24">4.</text:span><text:span text:style-name="T17">services – </text:span><text:span text:style-name="T24">it has several built services ( $http, $location..). singleton objects</text:span></text:p>
      <text:p text:style-name="P31"><text:span text:style-name="T24">5.</text:span><text:span text:style-name="T17">filters –</text:span><text:span text:style-name="T24"> it filters the subset of items ( $currency,$uppercase..)</text:span></text:p>
      <text:p text:style-name="P30"><text:span text:style-name="T25">6.</text:span><text:span text:style-name="T16">Directives</text:span><text:span text:style-name="T21"> – </text:span><text:span text:style-name="T25">its a custom html tags . User can define some functionality and use it anywhere</text:span></text:p>
      <text:p text:style-name="P30"><text:span text:style-name="T25">7.</text:span><text:span text:style-name="T16">Templates</text:span><text:span text:style-name="T21"> – </text:span><text:span text:style-name="T25">its a html file . Can be single file or multiple views in onepage 'partials'</text:span></text:p>
      <text:p text:style-name="P30"><text:span text:style-name="T25">8.</text:span><text:span text:style-name="T16">Routing</text:span><text:span text:style-name="T21"> – </text:span><text:span text:style-name="T25">switching to one view to others</text:span></text:p>
      <text:p text:style-name="P31"><text:span text:style-name="T24">9.</text:span><text:span text:style-name="T18">MVC –</text:span><text:span text:style-name="T26"> it is a model view controller framework</text:span></text:p>
      <text:p text:style-name="P33"><text:span text:style-name="T3">10.</text:span><text:span text:style-name="T16">Deep Linking</text:span><text:span text:style-name="T22"> - </text:span>Deep linking allows you to encode the state of application in the URL so that it can be bookmarked. The application can then be restored from the URL to the same state.</text:p>
      <text:p text:style-name="P34"><text:span text:style-name="T3">1</text:span><text:span text:style-name="T4">1.</text:span><text:span text:style-name="T16">Dependency Injection</text:span> − AngularJS has a built-in dependency injection subsystem that helps the developer by making the application easier to develop, understand, and test.</text:p>
      <text:p text:style-name="P34"/>
      <text:p text:style-name="P3">Advantages:</text:p>
      <text:p text:style-name="P35"/>
      <text:p text:style-name="P35">1.data binding</text:p>
      <text:p text:style-name="P36"><text:span text:style-name="T27">2.</text:span>AngularJS code is unit testable.</text:p>
      <text:p text:style-name="P4">Etc.</text:p>
      <text:p text:style-name="P37"/>
      <text:p text:style-name="P4">Disadvantages:</text:p>
      <text:p text:style-name="P37"><text:span text:style-name="T17">1.</text:span><text:span text:style-name="T1">not secure</text:span></text:p>
      <text:p text:style-name="P24">2.If we disable the javascript,angular will not work</text:p>
      <text:p text:style-name="P37"/>
      <text:p text:style-name="P4">Main angualr component:</text:p>
      <text:p text:style-name="P37"><text:span text:style-name="T1">1.</text:span><text:span text:style-name="T17">ng-app</text:span><text:span text:style-name="T1"> : <text:s/>angualr application intializaton</text:span></text:p>
      <text:p text:style-name="P37"><text:span text:style-name="T1">2.</text:span><text:span text:style-name="T17">ng-model</text:span><text:span text:style-name="T1"> : binds the angualr js application</text:span></text:p>
      <text:p text:style-name="P39"><text:span text:style-name="T5">3.</text:span><text:span text:style-name="T16">ng-bind</text:span> − This directive binds the AngularJS Application data to HTML tags.</text:p>
      <text:p text:style-name="P39"/>
      <text:h text:style-name="P55" text:outline-level="2">Steps to create AngularJS Application:</text:h>
      <text:h text:style-name="P59" text:outline-level="3">Step 1 − Load framework</text:h>
      <text:p text:style-name="Text_20_body">Being a pure JavaScript framework, It can be added using &lt;Script&gt; tag.</text:p>
      <text:p text:style-name="Preformatted_20_Text">&lt;script src = "https://ajax.googleapis.com/ajax/libs/angularjs/1.3.14/angular.min.js"&gt;</text:p>
      <text:p text:style-name="P62">&lt;/script&gt;</text:p>
      <text:h text:style-name="Heading_20_3" text:outline-level="3">Step 2 − Define AngularJS Application using ng-app directive</text:h>
      <text:p text:style-name="Preformatted_20_Text">&lt;div ng-app = ""&gt;</text:p>
      <text:p text:style-name="Preformatted_20_Text"><text:s text:c="3"/>...</text:p>
      <text:p text:style-name="P62"><text:soft-page-break/>&lt;/div&gt;</text:p>
      <text:h text:style-name="Heading_20_3" text:outline-level="3">Step 3 − Define a model name using ng-model directive</text:h>
      <text:p text:style-name="P62">&lt;p&gt;Enter your Name: &lt;input type = "text" ng-model = "name"&gt;&lt;/p&gt;</text:p>
      <text:h text:style-name="Heading_20_3" text:outline-level="3">Step 4 − Bind the value of above model defined using ng-bind directive.</text:h>
      <text:p text:style-name="P62">&lt;p&gt;Hello &lt;span ng-bind = "name"&gt;&lt;/span&gt;!&lt;/p&gt;</text:p>
      <text:p text:style-name="P50"/>
      <text:p text:style-name="P51">Directives:</text:p>
      <text:p text:style-name="P25">1.ng-app : starts the angualar application</text:p>
      <text:p text:style-name="P25">2.ng-model: binds the angular application</text:p>
      <text:p text:style-name="P25">3.ng-bind: binds model to html</text:p>
      <text:p text:style-name="P25">4.ng-init: initialize the data</text:p>
      <text:p text:style-name="P25">5.ng-repeat: repeats the html elements</text:p>
      <text:p text:style-name="P40"><text:span text:style-name="T1">6.ng-controller: </text:span><text:span text:style-name="T6">define the controller.</text:span></text:p>
      <text:p text:style-name="P40"><text:span text:style-name="T29">Following </text:span>directives can be used to bind application data to attributes of HTML DOM Elements.</text:p>
      <text:p text:style-name="P40"/>
      <table:table table:name="Table1" table:style-name="Table1">
        <table:table-column table:style-name="Table1.A"/>
        <table:table-column table:style-name="Table1.B"/>
        <table:table-column table:style-name="Table1.C"/>
        <table:table-row>
          <table:table-cell table:style-name="Table1.A1" office:value-type="string">
            <text:p text:style-name="Table_20_Contents">1</text:p>
          </table:table-cell>
          <table:table-cell table:style-name="Table1.A1" office:value-type="string">
            <text:p text:style-name="Table_20_Contents">ng-disabled</text:p>
          </table:table-cell>
          <table:table-cell table:style-name="Table1.A1" office:value-type="string">
            <text:p text:style-name="Table_20_Contents">disables a given control.</text:p>
          </table:table-cell>
        </table:table-row>
        <table:table-row>
          <table:table-cell table:style-name="Table1.A1" office:value-type="string">
            <text:p text:style-name="Table_20_Contents">2</text:p>
          </table:table-cell>
          <table:table-cell table:style-name="Table1.A1" office:value-type="string">
            <text:p text:style-name="Table_20_Contents">ng-show</text:p>
          </table:table-cell>
          <table:table-cell table:style-name="Table1.A1" office:value-type="string">
            <text:p text:style-name="Table_20_Contents">shows a given control.</text:p>
          </table:table-cell>
        </table:table-row>
        <table:table-row>
          <table:table-cell table:style-name="Table1.A1" office:value-type="string">
            <text:p text:style-name="Table_20_Contents">3</text:p>
          </table:table-cell>
          <table:table-cell table:style-name="Table1.A1" office:value-type="string">
            <text:p text:style-name="Table_20_Contents">ng-hide</text:p>
          </table:table-cell>
          <table:table-cell table:style-name="Table1.A1" office:value-type="string">
            <text:p text:style-name="Table_20_Contents">hides a given control.</text:p>
          </table:table-cell>
        </table:table-row>
        <table:table-row>
          <table:table-cell table:style-name="Table1.A1" office:value-type="string">
            <text:p text:style-name="Table_20_Contents">4</text:p>
          </table:table-cell>
          <table:table-cell table:style-name="Table1.A1" office:value-type="string">
            <text:p text:style-name="Table_20_Contents">ng-click</text:p>
          </table:table-cell>
          <table:table-cell table:style-name="Table1.A1" office:value-type="string">
            <text:p text:style-name="Table_20_Contents">represents a AngularJS click event.</text:p>
          </table:table-cell>
        </table:table-row>
      </table:table>
      <text:p text:style-name="P40"/>
      <text:p text:style-name="P5">Expressions:</text:p>
      <text:p text:style-name="P38">Expressions are used to bind application data to html.</text:p>
      <text:p text:style-name="P38">Expressions are written inside double braces like {{ expression}}</text:p>
      <text:h text:style-name="P57" text:outline-level="2">Using numbers</text:h>
      <text:p text:style-name="P63">&lt;p&gt;Expense on Books : {{cost * quantity}} Rs&lt;/p&gt;</text:p>
      <text:h text:style-name="P58" text:outline-level="2">Using strings</text:h>
      <text:p text:style-name="P62">&lt;p&gt;Hello {{student.firstname + " " + student.lastname}}!&lt;/p&gt;</text:p>
      <text:h text:style-name="P56" text:outline-level="2">Using object</text:h>
      <text:p text:style-name="P62">&lt;p&gt;Roll No: {{student.rollno}}&lt;/p&gt;</text:p>
      <text:h text:style-name="P56" text:outline-level="2">Using array</text:h>
      <text:p text:style-name="P62">&lt;p&gt;Marks(Math): {{marks[3]}}&lt;/p&gt;</text:p>
      <text:p text:style-name="P6">Controller:</text:p>
      <text:p text:style-name="P41"><text:s/><text:tab/>angular js application mainly relies on controller to controll the data. We can declare the controller using ng-controller directive.</text:p>
      <text:p text:style-name="P26"><text:s/></text:p>
      <text:p text:style-name="P7">Filters:</text:p>
      <text:p text:style-name="P18"><text:tab/>Filters are used to change modify the data and can be clubbed in expression or directives <text:soft-page-break/>using pipe character( ' | ' ).</text:p>
      <text:p text:style-name="P19">1.uppercase: convert to upper case</text:p>
      <text:p text:style-name="P19">2.lowercase:convert to lower case</text:p>
      <text:p text:style-name="P19">3.currency: convert to currency format</text:p>
      <text:p text:style-name="P19">4.filter: filter the specific field name</text:p>
      <text:p text:style-name="P19">5.orderBy : order by the field</text:p>
      <text:p text:style-name="P19"/>
      <text:p text:style-name="P20">Tables:</text:p>
      <text:p text:style-name="P20">Table data is normally repeatable by nature. ng-repeat directive can be used to draw table easily.</text:p>
      <text:p text:style-name="P20"/>
      <text:p text:style-name="P60">&lt;tr ng-repeat = "subject in student.subjects"&gt;</text:p>
      <text:p text:style-name="Preformatted_20_Text"><text:s text:c="6"/>&lt;td&gt;{{ subject.name }}&lt;/td&gt;</text:p>
      <text:p text:style-name="Preformatted_20_Text"><text:s text:c="6"/>&lt;td&gt;{{ subject.marks }}&lt;/td&gt;</text:p>
      <text:p text:style-name="P62"><text:s text:c="3"/>&lt;/tr&gt;</text:p>
      <text:p text:style-name="P8">Modules:</text:p>
      <text:p text:style-name="P21">AngularJS supports modular approach. Modules are used to separate logics say services, controllers, application etc. </text:p>
      <text:p text:style-name="P21"/>
      <text:p text:style-name="P52"><text:span text:style-name="T23">Application Module</text:span><text:span text:style-name="T7"> − used to initialize an application with controller(s).</text:span></text:p>
      <text:p text:style-name="P52"><text:span text:style-name="T16">Controller Module</text:span> − used to define the controller.</text:p>
      <text:p text:style-name="P9">Form validation:</text:p>
      <text:p text:style-name="P9"/>
      <text:p text:style-name="P42"><text:span text:style-name="T19"><text:tab/></text:span><text:span text:style-name="T16">$dirty</text:span> − states that value has been changed.</text:p>
      <text:list xml:id="list8304430614449646904" text:style-name="L1">
        <text:list-header>
          <text:p text:style-name="P68"><text:span text:style-name="T16">$error</text:span> − states the exact error.</text:p>
          <text:p text:style-name="P68"><text:span text:style-name="T16">$invalid</text:span> − states that value entered is invalid.</text:p>
          <text:p text:style-name="P68"/>
        </text:list-header>
      </text:list>
      <text:p text:style-name="P10"><text:span text:style-name="T30">H</text:span>tml Includes:</text:p>
      <text:p text:style-name="P43"><text:span text:style-name="T8"><text:tab/></text:span>Using AngularJS, we can embed HTML pages within a HTML page using ng-include directive.</text:p>
      <text:p text:style-name="P22"/>
      <text:p text:style-name="P23">Using ng-include= “a.html”</text:p>
      <text:p text:style-name="P9"><text:line-break/><text:span text:style-name="T31">$http:</text:span></text:p>
      <text:p text:style-name="P9"><text:tab/><text:span text:style-name="T9">Its used to get the data from server . Angular reads the data in JSON format.</text:span></text:p>
      <text:p text:style-name="P9"/>
      <text:p text:style-name="P9"><text:span text:style-name="T9"><text:tab/></text:span><text:span text:style-name="T10">$http.get(url).success(function(response){</text:span></text:p>
      <text:p text:style-name="P42"><text:span text:style-name="T10"><text:tab/><text:tab/></text:span>$scope.students = response; </text:p>
      <text:p text:style-name="P27"><text:tab/>});</text:p>
      <text:p text:style-name="P22"/>
      <text:p text:style-name="P21"/>
      <text:p text:style-name="P11">Multiple views:</text:p>
      <text:p text:style-name="P11"/>
      <text:p text:style-name="P44"><text:span text:style-name="T20"><text:tab/></text:span><text:span text:style-name="T11">to display multiple views, we can use ng-view or ng-template and $</text:span>routeProvider <text:span text:style-name="T32">services.</text:span></text:p>
      <text:p text:style-name="P44"/>
      <text:p text:style-name="P45"><text:tab/></text:p>
      <text:p text:style-name="P45"/>
      <text:p text:style-name="P45"/>
      <text:p text:style-name="P45"/>
      <text:p text:style-name="P46"><text:soft-page-break/>Ng-view:</text:p>
      <text:p text:style-name="P45"><text:tab/>&lt;div ng-app = "mainApp"&gt;</text:p>
      <text:p text:style-name="Preformatted_20_Text"><text:s text:c="3"/>...</text:p>
      <text:p text:style-name="Preformatted_20_Text"><text:s text:c="3"/>&lt;div ng-view&gt;&lt;/div&gt;</text:p>
      <text:p text:style-name="Preformatted_20_Text"/>
      <text:p text:style-name="P62">&lt;/div&gt; <text:s text:c="3"/></text:p>
      <text:p text:style-name="P46">ng-template:</text:p>
      <text:p text:style-name="P61">&lt;div ng-app = "mainApp"&gt;</text:p>
      <text:p text:style-name="Preformatted_20_Text"><text:s text:c="3"/>...</text:p>
      <text:p text:style-name="Preformatted_20_Text"><text:s text:c="8"/></text:p>
      <text:p text:style-name="Preformatted_20_Text"><text:s text:c="3"/>&lt;script type = "text/ng-template" id = "addStudent.htm"&gt;</text:p>
      <text:p text:style-name="Preformatted_20_Text"><text:s text:c="6"/>&lt;h2&gt; Add Student &lt;/h2&gt;</text:p>
      <text:p text:style-name="Preformatted_20_Text"><text:s text:c="6"/>{{message}}</text:p>
      <text:p text:style-name="Preformatted_20_Text"><text:s text:c="3"/>&lt;/script&gt;</text:p>
      <text:p text:style-name="Preformatted_20_Text"/>
      <text:p text:style-name="P62">&lt;/div&gt; <text:s/></text:p>
      <text:p text:style-name="P12">Scope:</text:p>
      <text:p text:style-name="P46"><text:tab/></text:p>
      <text:p text:style-name="P46"><text:tab/>Scope is a special javascript object which plays the role of joining controller with the views. Scope contains the model data. In controllers, model data is accessed via $scope object.</text:p>
      <text:p text:style-name="P46"/>
      <text:p text:style-name="P61">&lt;script&gt;</text:p>
      <text:p text:style-name="Preformatted_20_Text"><text:s text:c="3"/>var mainApp = angular.module("mainApp", []);</text:p>
      <text:p text:style-name="Preformatted_20_Text"><text:s text:c="3"/></text:p>
      <text:p text:style-name="Preformatted_20_Text"><text:s text:c="3"/>mainApp.controller("shapeController", function($scope) {</text:p>
      <text:p text:style-name="Preformatted_20_Text"><text:s text:c="6"/>$scope.message = "In shape controller";</text:p>
      <text:p text:style-name="Preformatted_20_Text"><text:s text:c="6"/>$scope.type = "Shape";</text:p>
      <text:p text:style-name="Preformatted_20_Text"><text:s text:c="3"/>});</text:p>
      <text:p text:style-name="P62">&lt;/script&gt;</text:p>
      <text:p text:style-name="P46">Scope are controllers specific. If we defines nested controllers then child controller will inherit the scope of its parent controller.</text:p>
      <text:p text:style-name="P46"/>
      <text:p text:style-name="P13">Services:</text:p>
      <text:p text:style-name="P13"><text:tab/><text:span text:style-name="T12">services are javascipt function which can do some specific functions.</text:span></text:p>
      <text:p text:style-name="P47"><text:span text:style-name="T12">Many inbuilt services:<text:tab/></text:span>$https:, $route, $window, $location etc.</text:p>
      <text:p text:style-name="P47"/>
      <text:p text:style-name="P48">To create the services using two ways:</text:p>
      <text:p text:style-name="P48"><text:tab/>factory</text:p>
      <text:p text:style-name="P48"><text:tab/>service</text:p>
      <text:p text:style-name="P48"/>
      <text:p text:style-name="P67">Difference between factory and service</text:p>
      <text:p text:style-name="P72">Both are allowed to created the object anywhere in app</text:p>
      <text:p text:style-name="P67"/>
      <table:table table:name="Table2" table:style-name="Table2">
        <table:table-column table:style-name="Table2.A" table:number-columns-repeated="2"/>
        <table:table-row>
          <table:table-cell table:style-name="Table2.A1" office:value-type="string">
            <text:p text:style-name="P74">Factory</text:p>
          </table:table-cell>
          <table:table-cell table:style-name="Table2.B1" office:value-type="string">
            <text:p text:style-name="P74">service</text:p>
          </table:table-cell>
        </table:table-row>
        <table:table-row>
          <table:table-cell table:style-name="Table2.A2" office:value-type="string">
            <text:p text:style-name="P74">Factory method is instantiated in differenct controller</text:p>
          </table:table-cell>
          <table:table-cell table:style-name="Table2.B2" office:value-type="string">
            <text:p text:style-name="P74">Service method is singleton object.</text:p>
          </table:table-cell>
        </table:table-row>
        <table:table-row>
          <table:table-cell table:style-name="Table2.A2" office:value-type="string">
            <text:p text:style-name="P74">Return object is different for each controller</text:p>
          </table:table-cell>
          <table:table-cell table:style-name="Table2.B2" office:value-type="string">
            <text:p text:style-name="P74">Return object is same for all controller</text:p>
          </table:table-cell>
        </table:table-row>
        <table:table-row>
          <table:table-cell table:style-name="Table2.A2" office:value-type="string">
            <text:p text:style-name="P72"><text:span text:style-name="Source_20_Text">app.service('MyService', function () {</text:span></text:p>
            <text:p text:style-name="Preformatted_20_Text"><text:span text:style-name="Source_20_Text"><text:s text:c="2"/>this.sayHello = function () {</text:span></text:p>
            <text:p text:style-name="Preformatted_20_Text"><text:span text:style-name="Source_20_Text"><text:s text:c="4"/>console.log('hello');</text:span></text:p>
            <text:p text:style-name="Preformatted_20_Text"><text:span text:style-name="Source_20_Text"><text:s text:c="2"/>};</text:span></text:p>
            <text:p text:style-name="P62"><text:soft-page-break/><text:span text:style-name="Source_20_Text">});</text:span></text:p>
            <text:p text:style-name="P74"/>
          </table:table-cell>
          <table:table-cell table:style-name="Table2.B2" office:value-type="string">
            <text:p text:style-name="P72"><text:span text:style-name="Source_20_Text">app.factory('MyService', function () {</text:span></text:p>
            <text:p text:style-name="Preformatted_20_Text"><text:span text:style-name="Source_20_Text"><text:s text:c="2"/>return {</text:span></text:p>
            <text:p text:style-name="Preformatted_20_Text"><text:span text:style-name="Source_20_Text"><text:s text:c="4"/>sayHello: function () {</text:span></text:p>
            <text:p text:style-name="Preformatted_20_Text"><text:span text:style-name="Source_20_Text"><text:s text:c="6"/>console.log('hello');</text:span></text:p>
            <text:p text:style-name="Preformatted_20_Text"><text:span text:style-name="Source_20_Text"><text:s text:c="4"/>}</text:span></text:p>
            <text:p text:style-name="Preformatted_20_Text"><text:span text:style-name="Source_20_Text"><text:s text:c="2"/>}</text:span></text:p>
            <text:p text:style-name="P62"><text:soft-page-break/><text:span text:style-name="Source_20_Text">});</text:span></text:p>
            <text:p text:style-name="P74"/>
          </table:table-cell>
        </table:table-row>
        <table:table-row>
          <table:table-cell table:style-name="Table2.A2" office:value-type="string">
            <text:p text:style-name="P72">factories are functions that <text:span text:style-name="Emphasis">return the object</text:span></text:p>
          </table:table-cell>
          <table:table-cell table:style-name="Table2.B2" office:value-type="string">
            <text:p text:style-name="P72">services are <text:span text:style-name="Emphasis">constructor functions of the object</text:span> which are instantiated with the <text:span text:style-name="Source_20_Text">new</text:span> keyword.</text:p>
          </table:table-cell>
        </table:table-row>
        <table:table-row>
          <table:table-cell table:style-name="Table2.A2" office:value-type="string">
            <text:p text:style-name="P72">EX: Each module http request</text:p>
          </table:table-cell>
          <table:table-cell table:style-name="Table2.B2" office:value-type="string">
            <text:p text:style-name="P72">EX. Common service for all modules</text:p>
          </table:table-cell>
        </table:table-row>
      </table:table>
      <text:p text:style-name="P67"/>
      <text:p text:style-name="P48"/>
      <text:p text:style-name="P14">Dependency injection:</text:p>
      <text:p text:style-name="P14"/>
      <text:p text:style-name="P14"><text:tab/><text:span text:style-name="T1">it means one object provide the dependency <text:s/>to othe object </text:span><text:span text:style-name="T14">instead of hardcoding it.</text:span></text:p>
      <text:p text:style-name="P28"/>
      <text:list xml:id="list6533350030692605061" text:style-name="L2">
        <text:list-item>
          <text:p text:style-name="P70">Factory <text:s/>- factory is a function which is used to return value. It creates value on demand whenever a service or controller requires. It normally uses a factory function to calculate and return the value.</text:p>
        </text:list-item>
        <text:list-item>
          <text:p text:style-name="P71"><text:span text:style-name="T13">value - </text:span>value is simple javascript object and it is used to pass values to controller during config phase. <text:span text:style-name="T33">App.value(“a”,5);</text:span></text:p>
        </text:list-item>
        <text:list-item>
          <text:p text:style-name="P70">service - service is a singleton javascript object containing a set of functions to perform certain tasks. Services are defined using service() functions and then injected into controllers.</text:p>
        </text:list-item>
        <text:list-item>
          <text:p text:style-name="P70">Provider <text:s/>- provider is used by AngularJS internally to create services, factory etc. </text:p>
        </text:list-item>
        <text:list-item>
          <text:p text:style-name="P69">Constant <text:s/>- constants are used to pass values at config phase considering the fact that value can not be used to be passed during config phase.</text:p>
        </text:list-item>
      </text:list>
      <text:p text:style-name="P14"/>
      <text:p text:style-name="P15">Custom Directives:</text:p>
      <text:p text:style-name="P15"/>
      <text:p text:style-name="P29"><text:tab/>Custom directives are used in AngularJS to extend the functionality of HTML. Custom directives are defined using "directive" function. A custom directive simply replaces the element for which it is activated. AngularJS application during bootstrap finds the matching elements and do one time activity using its compile() method of the custom directive then process the element using link() method of the custom directive based on the scope of the directive. AngularJS provides support to create custom directives for following type of elements.</text:p>
      <text:p text:style-name="P29"/>
      <text:p text:style-name="P16">Angular Animations:</text:p>
      <text:p text:style-name="P49"><text:span text:style-name="T15"><text:tab/></text:span>AngularJS provides animated transitions, with help from CSS.</text:p>
      <text:p text:style-name="P49"><text:span text:style-name="T36">&lt;</text:span><text:span text:style-name="T35">body</text:span><text:span text:style-name="T37"> ng-app</text:span><text:span text:style-name="T36">="ngAnimate"&gt;</text:span><text:line-break/><text:line-break/>Hide the DIV: <text:span text:style-name="T36">&lt;</text:span><text:span text:style-name="T35">input</text:span><text:span text:style-name="T37"> type</text:span><text:span text:style-name="T36">="checkbox"</text:span><text:span text:style-name="T37"> ng-model</text:span><text:span text:style-name="T36">="myCheck"&gt;</text:span><text:line-break/><text:line-break/><text:span text:style-name="T36">&lt;</text:span><text:span text:style-name="T35">div</text:span><text:span text:style-name="T37"> ng-hide</text:span><text:span text:style-name="T36">="myCheck"&gt;&lt;</text:span><text:span text:style-name="T35">/div</text:span><text:span text:style-name="T36">&gt;</text:span><text:line-break/><text:line-break/><text:span text:style-name="T36">&lt;</text:span><text:span text:style-name="T35">/body</text:span><text:span text:style-name="T36">&gt;</text:span></text:p>
      <text:p text:style-name="P49"/>
      <text:h text:style-name="P64" text:outline-level="1">AngularJS Routing:</text:h>
      <text:p text:style-name="P53"><text:span text:style-name="T38"><text:tab/></text:span>The <text:span text:style-name="Source_20_Text">ngRoute</text:span> module helps your application to become a Single Page Application.</text:p>
      <text:p text:style-name="P54"><text:span text:style-name="T36">var</text:span> app = angular.module(<text:span text:style-name="T35">"myApp"</text:span>, [<text:span text:style-name="T35">"ngRoute"</text:span>]);<text:line-break/><text:soft-page-break/>app.config(<text:span text:style-name="T36">function</text:span>($routeProvider) {<text:line-break/>    $routeProvider<text:line-break/>    .when(<text:span text:style-name="T35">"/"</text:span>, {<text:line-break/>        templateUrl : <text:span text:style-name="T35">"main.htm"</text:span><text:line-break/>    })<text:line-break/>    .when(<text:span text:style-name="T35">"/red"</text:span>, {<text:line-break/>        templateUrl : <text:span text:style-name="T35">"red.htm"</text:span><text:line-break/>    })<text:line-break/>    .when(<text:span text:style-name="T35">"/green"</text:span>, {<text:line-break/>        templateUrl : <text:span text:style-name="T35">"green.htm"</text:span><text:line-break/>    })<text:line-break/>    .when(<text:span text:style-name="T35">"/blue"</text:span>, {<text:line-break/>        templateUrl : <text:span text:style-name="T35">"blue.htm"</text:span><text:line-break/>    });<text:line-break/>});</text:p>
      <text:p text:style-name="P6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1T11:37:30.509662795</meta:creation-date>
    <dc:date>2017-04-25T18:52:44.827976530</dc:date>
    <meta:editing-duration>PT7H29M3S</meta:editing-duration>
    <meta:editing-cycles>44</meta:editing-cycles>
    <meta:generator>LibreOffice/4.2.8.2$Linux_X86_64 LibreOffice_project/420m0$Build-2</meta:generator>
    <meta:document-statistic meta:table-count="2" meta:image-count="0" meta:object-count="0" meta:page-count="6" meta:paragraph-count="179" meta:word-count="1159" meta:character-count="8067" meta:non-whitespace-character-count="6863"/>
  </office:meta>
</office:document-meta>
</file>